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15.999cm" svg:height="8.999cm" svg:x="23.273cm" svg:y="10.141cm">
            <draw:object draw:notify-on-update-of-ranges="Sheet1.U11:Sheet1.U20 Sheet1.R11:Sheet1.R20" xlink:href="./Object 1" xlink:type="simple" xlink:show="embed" xlink:actuate="onLoad">
              <loext:p text:style-name="P1">172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p, кгс/м^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1.05 mm</text:p>
          </table:table-cell>
          <table:table-cell table:number-columns-repeated="19"/>
        </table:table-row>
        <table:table-row table:style-name="ro1">
          <table:table-cell/>
          <table:table-cell table:formula="of:=AVERAGE([.B1:.Q1]) * 9.8*0.2" office:value-type="float" office:value="106.82" calcext:value-type="float">
            <text:p>106.82</text:p>
          </table:table-cell>
          <table:table-cell table:formula="of:=[.B4]*0.00105/4" office:value-type="float" office:value="0.02804025" calcext:value-type="float">
            <text:p>0.02804025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number-columns-repeated="15" office:value-type="string" calcext:value-type="string">
            <text:p>p, кгс/м^2</text:p>
          </table:table-cell>
          <table:table-cell table:number-columns-repeated="4"/>
          <table:table-cell office:value-type="string" calcext:value-type="string">
            <text:p>T, C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11"/>
          <table:table-cell table:formula="of:=AVERAGE([.B10:.P10])" office:value-type="float" office:value="133.2" calcext:value-type="float">
            <text:p>133.2</text:p>
          </table:table-cell>
          <table:table-cell/>
          <table:table-cell office:value-type="string" calcext:value-type="string">
            <text:p>H=37.5mm</text:p>
          </table:table-cell>
          <table:table-cell/>
        </table:table-row>
        <table:table-row table:style-name="ro1">
          <table:table-cell/>
          <table:table-cell table:number-columns-repeated="4"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11"/>
          <table:table-cell table:formula="of:=AVERAGE([.B11:.P11])" office:value-type="float" office:value="175.8" calcext:value-type="float">
            <text:p>175.8</text:p>
          </table:table-cell>
          <table:table-cell/>
          <table:table-cell office:value-type="string" calcext:value-type="string">
            <text:p>H=30.5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0"/>
          <table:table-cell table:formula="of:=AVERAGE([.B12:.P12])" office:value-type="float" office:value="174.5" calcext:value-type="float">
            <text:p>174.5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6" office:value-type="float" office:value="174" calcext:value-type="float">
            <text:p>174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AVERAGE([.B13:.P13])" office:value-type="float" office:value="173.8" calcext:value-type="float">
            <text:p>173.8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15" office:value-type="float" office:value="172" calcext:value-type="float">
            <text:p>172</text:p>
          </table:table-cell>
          <table:table-cell/>
          <table:table-cell table:formula="of:=AVERAGE([.B14:.P14])" office:value-type="float" office:value="172" calcext:value-type="float">
            <text:p>17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15" office:value-type="float" office:value="171" calcext:value-type="float">
            <text:p>171</text:p>
          </table:table-cell>
          <table:table-cell/>
          <table:table-cell table:formula="of:=AVERAGE([.B15:.P15])" office:value-type="float" office:value="171" calcext:value-type="float">
            <text:p>171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70" calcext:value-type="float">
            <text:p>170</text:p>
          </table:table-cell>
          <table:table-cell/>
          <table:table-cell table:formula="of:=AVERAGE([.B16:.P16])" office:value-type="float" office:value="169.666666666667" calcext:value-type="float">
            <text:p>169.666666666667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7"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/>
          <table:table-cell table:formula="of:=AVERAGE([.B17:.P17])" office:value-type="float" office:value="169.266666666667" calcext:value-type="float">
            <text:p>169.266666666667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6" office:value-type="float" office:value="168" calcext:value-type="float">
            <text:p>168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5" office:value-type="float" office:value="168" calcext:value-type="float">
            <text:p>168</text:p>
          </table:table-cell>
          <table:table-cell/>
          <table:table-cell table:formula="of:=AVERAGE([.B18:.P18])" office:value-type="float" office:value="168.2" calcext:value-type="float">
            <text:p>168.2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7"/>
          <table:table-cell table:formula="of:=AVERAGE([.B19:.P1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AVERAGE([.B20:.P20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5:35:32.344469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3T09:30:56.873651727</meta:creation-date>
    <dc:date>2020-02-13T11:21:41.732173156</dc:date>
    <meta:editing-duration>PT17M12S</meta:editing-duration>
    <meta:editing-cycles>3</meta:editing-cycles>
    <meta:generator>LibreOffice/6.3.4.2.0$Linux_X86_64 LibreOffice_project/30$Build-2</meta:generator>
    <meta:document-statistic meta:table-count="1" meta:cell-count="17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Sheet1.U11:Sheet1.U20 Sheet1.R11:Sheet1.R20" svg:x="0.32cm" svg:y="0.18cm" svg:width="11.264cm" svg:height="8.64cm">
          <chartooo:coordinate-region svg:x="1.127cm" svg:y="0.379cm" svg:width="10.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11:Sheet1.R20" chart:class="chart:scatter">
            <chart:domain table:cell-range-address="Sheet1.U11:Sheet1.U20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U11:Sheet1.U20</svg:desc>
                </draw:g>
              </table:table-cell>
              <table:table-cell office:value-type="float" office:value="175.8">
                <text:p>175.8</text:p>
                <draw:g>
                  <svg:desc>Sheet1.R11:Sheet1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169.266666666667">
                <text:p>169.2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